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MarkersFactoryResolverUnitTests.shouldReturnBindMarkersFactoryForMariaD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MarkersFactoryResolverUnitTests.shouldReturnBindMarkersFactoryFor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nnectionFactory.MockConnectionFactory( String dri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MarkersFactoryResolverUnitTests.shouldReturnBindMarkersFactoryForMy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nnectionFactor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MarkersFactoryResolverUnitTests.shouldReturnBindMarkersFactoryForOra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MarkersFactoryResolverUnitTests.shouldReturnBindMarkersFactoryForPostgre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MarkersFactoryResolverUnitTests.shouldReturnBindMarkersFactoryForMicrosoftSQL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onnectionFactory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